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2.858cm"/>
    </style:style>
    <style:style style:name="co16" style:family="table-column">
      <style:table-column-properties fo:break-before="auto" style:column-width="9.2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>
            <text:p>Description:</text:p>
          </table:table-cell>
          <table:table-cell office:value-type="string">
            <text:p>Linear model with 6 rea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s:</text:p>
          </table:table-cell>
          <table:table-cell table:number-columns-repeated="1023"/>
        </table:table-row>
        <table:table-row table:style-name="ro1">
          <table:table-cell office:value-type="string">
            <text:p>Km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office:value-type="string">
            <text:p>kcat</text:p>
          </table:table-cell>
          <table:table-cell office:value-type="string">
            <text:p>1/h</text:p>
          </table:table-cell>
          <table:table-cell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office:value-type="string">
            <text:p>rho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eets:</text:p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</text:p>
          </table:table-cell>
          <table:table-cell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cat</text:p>
          </table:table-cell>
          <table:table-cell office:value-type="string">
            <text:p>Turnover numb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1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5">
        <table:table-column table:style-name="co5" table:number-columns-repeated="5" table:default-cell-style-name="ce2"/>
        <table:table-column table:style-name="co5" table:number-columns-repeated="1019" table:default-cell-style-name="ce1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4" table:number-columns-repeated="1008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C</text:p>
          </table:table-cell>
          <table:table-cell table:style-name="ce2" office:value-type="string">
            <text:p>0.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.3">
            <text:p>8,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5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12" table:default-cell-style-name="ce2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string">
            <text:p>kcat_f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 table:number-columns-repeated="1019"/>
        </table:table-row>
        <table:table-row table:style-name="ro2">
          <table:table-cell office:value-type="string">
            <text:p>kcat_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3">
        <table:table-column table:style-name="co13" table:default-cell-style-name="ce1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5" table:number-columns-repeated="1017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3">
        <table:table-column table:style-name="co13" table:default-cell-style-name="ce1"/>
        <table:table-column table:style-name="co16" table:default-cell-style-name="ce1"/>
        <table:table-column table:style-name="co5" table:number-columns-repeated="1022" table:default-cell-style-name="ce1"/>
        <table:table-row table:style-name="ro1">
          <table:table-cell/>
          <table:table-cell table:style-name="ce2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(t)</text:p>
          </table:table-cell>
          <table:table-cell table:style-name="ce2" office:value-type="string">
            <text:p>at &lt;-function(t) c(1 + 0.5*sin(2.2*t)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a/dt</text:p>
          </table:table-cell>
          <table:table-cell table:style-name="ce2" office:value-type="string">
            <text:p>dadt &lt;- function(t) c(1.1*cos(2.2*t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4">
        <table:table-column table:style-name="co5" table:number-columns-repeated="1022" table:default-cell-style-name="ce1"/>
        <table:table-column table:style-name="co5" table:number-columns-repeated="2" table:default-cell-style-name="Default"/>
        <table:table-row table:style-name="ro1">
          <table:table-cell table:style-name="ce3" office:value-type="string">
            <text:p>mu</text:p>
          </table:table-cell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35">
            <text:p>0,35</text:p>
          </table:table-cell>
          <table:table-cell table:number-columns-repeated="2" table:style-name="ce3" office:value-type="float" office:value="0.2">
            <text:p>0,2</text:p>
          </table:table-cell>
          <table:table-cell table:style-name="ce3" office:value-type="float" office:value="0.25">
            <text:p>0,2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0">10.06.2025</text:date>, <text:time>16:2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title/>
    <dc:description/>
    <dc:subject/>
    <meta:initial-creator>Hugo Dourado</meta:initial-creator>
    <dc:creator>Hugo </dc:creator>
    <meta:creation-date>2015-06-05T18:19:34Z</meta:creation-date>
    <dc:date>2025-06-10T16:26:54.53</dc:date>
    <meta:editing-cycles>312</meta:editing-cycles>
    <meta:editing-duration>P2DT4H45M12S</meta:editing-duration>
    <meta:document-statistic meta:table-count="8" meta:cell-count="120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